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paragraph-properties fo:margin-left="0in" fo:margin-right="0in" fo:text-indent="0in" style:auto-text-indent="false"/>
      <style:text-properties fo:font-size="6pt" officeooo:rsid="001c237e" officeooo:paragraph-rsid="001c237e" style:font-size-asian="6pt" style:font-size-complex="6pt"/>
    </style:style>
    <style:style style:name="P2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font-size="15pt" fo:font-weight="bold" officeooo:rsid="000cbe75" officeooo:paragraph-rsid="000cbe75" style:font-size-asian="15pt" style:font-weight-asian="bold" style:font-size-complex="15pt" style:font-weight-complex="bold"/>
    </style:style>
    <style:style style:name="P3" style:family="paragraph" style:parent-style-name="Heading_20_2">
      <style:text-properties fo:font-size="6pt" fo:font-weight="normal" officeooo:paragraph-rsid="0011655b" style:font-size-asian="6pt" style:font-weight-asian="normal" style:font-size-complex="6pt" style:font-weight-complex="normal"/>
    </style:style>
    <style:style style:name="P4" style:family="paragraph" style:parent-style-name="Heading_20_2">
      <style:text-properties officeooo:rsid="0021e438" officeooo:paragraph-rsid="0021e438"/>
    </style:style>
    <style:style style:name="P5" style:family="paragraph" style:parent-style-name="Standard">
      <style:text-properties fo:font-weight="bold" officeooo:rsid="000d3434" officeooo:paragraph-rsid="000d3434" style:font-weight-asian="bold" style:font-weight-complex="bold"/>
    </style:style>
    <style:style style:name="P6" style:family="paragraph" style:parent-style-name="Standard">
      <style:text-properties fo:font-weight="bold" officeooo:rsid="0014a997" officeooo:paragraph-rsid="0014a997" style:font-weight-asian="bold" style:font-weight-complex="bold"/>
    </style:style>
    <style:style style:name="P7" style:family="paragraph" style:parent-style-name="Text_20_body">
      <style:text-properties officeooo:rsid="001a5b0c" officeooo:paragraph-rsid="001a5b0c"/>
    </style:style>
    <style:style style:name="P8" style:family="paragraph" style:parent-style-name="Text_20_body">
      <style:text-properties officeooo:rsid="001d5c0b" officeooo:paragraph-rsid="001d5c0b"/>
    </style:style>
    <style:style style:name="P9" style:family="paragraph" style:parent-style-name="Text_20_body">
      <style:text-properties officeooo:rsid="0021e438" officeooo:paragraph-rsid="0021e438"/>
    </style:style>
    <style:style style:name="P10" style:family="paragraph" style:parent-style-name="Text_20_body">
      <style:text-properties officeooo:rsid="0021e438" officeooo:paragraph-rsid="0027212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fbca" style:font-weight-asian="normal" style:font-weight-complex="normal"/>
    </style:style>
    <style:style style:name="T3" style:family="text">
      <style:text-properties fo:font-weight="normal" officeooo:rsid="00163d3a" style:font-weight-asian="normal" style:font-weight-complex="normal"/>
    </style:style>
    <style:style style:name="T4" style:family="text">
      <style:text-properties fo:font-weight="normal" officeooo:rsid="00176beb" style:font-weight-asian="normal" style:font-weight-complex="normal"/>
    </style:style>
    <style:style style:name="T5" style:family="text">
      <style:text-properties officeooo:rsid="0011655b"/>
    </style:style>
    <style:style style:name="T6" style:family="text">
      <style:text-properties officeooo:rsid="00176beb"/>
    </style:style>
    <style:style style:name="T7" style:family="text">
      <style:text-properties fo:font-style="italic" officeooo:rsid="001fe4a5" style:font-style-asian="italic" style:font-style-complex="italic"/>
    </style:style>
    <style:style style:name="T8" style:family="text">
      <style:text-properties fo:font-style="italic" officeooo:rsid="0022b0b9" style:font-style-asian="italic" style:font-style-complex="italic"/>
    </style:style>
    <style:style style:name="T9" style:family="text">
      <style:text-properties fo:font-style="italic" officeooo:rsid="002358b8" style:font-style-asian="italic" style:font-style-complex="italic"/>
    </style:style>
    <style:style style:name="T10" style:family="text">
      <style:text-properties fo:font-style="italic" officeooo:rsid="0024e9dc" style:font-style-asian="italic" style:font-style-complex="italic"/>
    </style:style>
    <style:style style:name="T11" style:family="text">
      <style:text-properties fo:font-style="italic" fo:font-weight="normal" officeooo:rsid="00176beb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8700a" style:font-style-asian="italic" style:font-weight-asian="normal" style:font-style-complex="italic" style:font-weight-complex="normal"/>
    </style:style>
    <style:style style:name="T13" style:family="text">
      <style:text-properties officeooo:rsid="001d5c0b"/>
    </style:style>
    <style:style style:name="T14" style:family="text">
      <style:text-properties officeooo:rsid="001fe4a5"/>
    </style:style>
    <style:style style:name="T15" style:family="text">
      <style:text-properties officeooo:rsid="0022b0b9"/>
    </style:style>
    <style:style style:name="T16" style:family="text">
      <style:text-properties fo:font-style="normal" officeooo:rsid="0022b0b9" style:font-style-asian="normal" style:font-style-complex="normal"/>
    </style:style>
    <style:style style:name="T17" style:family="text">
      <style:text-properties fo:font-style="normal" officeooo:rsid="002358b8" style:font-style-asian="normal" style:font-style-complex="normal"/>
    </style:style>
    <style:style style:name="T18" style:family="text">
      <style:text-properties fo:font-style="normal" officeooo:rsid="0024e9dc" style:font-style-asian="normal" style:font-style-complex="normal"/>
    </style:style>
    <style:style style:name="T19" style:family="text">
      <style:text-properties fo:font-style="normal" officeooo:rsid="0026aee0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inked List<text:note text:id="ftn0" text:note-class="footnote"><text:note-citation>1</text:note-citation><text:note-body><text:h text:style-name="P3" text:outline-level="2"><text:span text:style-name="T5"><text:s/>B</text:span>oom met 1 tak, <text:span text:style-name="T5">meest simpele vorm van een boom.</text:span></text:h></text:note-body></text:note>:</text:h>
      <text:p text:style-name="P5"><text:s/><text:span text:style-name="T1">Class Node:</text:span></text:p>
      <text:p text:style-name="P5"><text:span text:style-name="T1"><text:tab/>→ Value/Dat</text:span><text:span text:style-name="T2">a</text:span></text:p>
      <text:p text:style-name="P5"><text:span text:style-name="T1"><text:tab/>→ Next</text:span></text:p>
      <text:p text:style-name="P5"><text:span text:style-name="T1"><text:tab/>→</text:span><text:span text:style-name="T4"> </text:span><text:span text:style-name="T11">Append() - if val = none: create, else next.append</text:span><text:span text:style-name="T12">()</text:span><text:span text:style-name="T12"><text:note text:id="ftn1" text:note-class="footnote"><text:note-citation>2</text:note-citation><text:note-body><text:p text:style-name="P1"><text:s/>Italic means: optional. Non-italic means required.</text:p></text:note-body></text:note></text:span></text:p>
      <text:p text:style-name="P5"><text:span text:style-name="T1"/></text:p>
      <text:p text:style-name="P6"><text:span text:style-name="T1">Class LinkedList:</text:span></text:p>
      <text:p text:style-name="P6"><text:span text:style-name="T1"><text:tab/>→ Head</text:span><text:span text:style-name="T3">(pointer to first node)</text:span></text:p>
      <text:p text:style-name="P6"><text:span text:style-name="T3"><text:tab/>→</text:span><text:span text:style-name="T11"> Append() - head.append()</text:span></text:p>
      <text:p text:style-name="P6"><text:span text:style-name="T11"/></text:p>
      <text:h text:style-name="Heading_20_2" text:outline-level="2"><text:span text:style-name="T6">B</text:span>inary Tree:</text:h>
      <text:p text:style-name="P7">Class Node:<text:line-break/><text:tab/>→ Value/Data<text:line-break/><text:tab/>→ Left<text:line-break/><text:tab/>→ Right</text:p>
      <text:p text:style-name="P8">Class BinaryTree:<text:line-break/><text:tab/>→ Root(pointer to first node)<text:line-break/><text:tab/>→<text:span text:style-name="T14"> </text:span><text:span text:style-name="T7">Remove_all(value_to_remove) </text:span></text:p>
      <text:h text:style-name="P4" text:outline-level="2">Generic Tree:</text:h>
      <text:p text:style-name="P9">Class Leaf:<text:line-break/><text:tab/>→<text:span text:style-name="T15"> Value</text:span><text:span text:style-name="T16">(gameState, </text:span><text:span text:style-name="T19">of in monte carlo het board</text:span><text:span text:style-name="T16">)</text:span><text:span text:style-name="T15"><text:line-break/><text:tab/>→ Children</text:span><text:span text:style-name="T16">(list/</text:span><text:span text:style-name="T17">dictionary</text:span><text:span text:style-name="T18">)</text:span><text:span text:style-name="T8"><text:line-break/><text:tab/></text:span></text:p>
      <text:p text:style-name="P10">Class GenTree:<text:line-break/><text:tab/><text:span text:style-name="T13">→ Root(pointer to first node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font-size="15pt" fo:font-weight="bold" officeooo:rsid="000cbe75" officeooo:paragraph-rsid="000cbe75" style:font-size-asian="15pt" style:font-weight-asian="bold" style:font-size-complex="15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LDS Plenaire Instructie </text:p>
      </style:header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Vincent van Setten</meta:initial-creator>
    <meta:creation-date>2019-12-03T10:05:31.036983608</meta:creation-date>
    <dc:date>2019-12-03T10:42:30.223179205</dc:date>
    <dc:creator>Vincent van Setten</dc:creator>
    <meta:editing-duration>PT36M51S</meta:editing-duration>
    <meta:editing-cycles>23</meta:editing-cycles>
    <meta:generator>LibreOffice/6.3.3.2.0$Linux_X86_64 LibreOffice_project/efd344762d9d19af2cac84c1651e18355008a6ed</meta:generator>
    <meta:document-statistic meta:table-count="0" meta:image-count="0" meta:object-count="0" meta:page-count="1" meta:paragraph-count="18" meta:word-count="89" meta:character-count="584" meta:non-whitespace-character-count="493"/>
  </office:meta>
</office:document-meta>
</file>